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EK 3 — THE WORD OF LIFE AND PRAY-READING THE WORD</text:h>
      <text:p text:style-name="Text_20_body"><text:span text:style-name="Strong_20_Emphasis">Day 1 – The Word of Life</text:span></text:p>
      <text:p text:style-name="Text_20_body">📖 <text:span text:style-name="Strong_20_Emphasis">Scripture Reading:</text:span></text:p>
      <text:list text:style-name="L1">
        <text:list-item>
          <text:p text:style-name="P1">John 1:1 — “In the beginning was the Word, and the Word was with God, and the Word was God.”</text:p>
        </text:list-item>
        <text:list-item>
          <text:p text:style-name="P1">1 John 1:1 — “That which was from the beginning…concerning the Word of life.”</text:p>
        </text:list-item>
      </text:list>
      <text:p text:style-name="Horizontal_20_Line"/>
      <text:h text:style-name="Heading_20_2" text:outline-level="2">✋ Story Form</text:h>
      <text:p text:style-name="Text_20_body">Before the world began, there was the <text:span text:style-name="Strong_20_Emphasis">Word</text:span>. The Word was with God. The Word <text:span text:style-name="Emphasis">was</text:span> God. That Word is <text:span text:style-name="Strong_20_Emphasis">Jesus</text:span>. He is called <text:span text:style-name="Emphasis">the Word of Life</text:span> because He is alive and gives eternal life.</text:p>
      <text:p text:style-name="Text_20_body">The Bible is not like other books. Many people write books, but only the Bible brings us Jesus Himself. Abraham Lincoln once said, <text:span text:style-name="Emphasis">“The Bible is the best gift God gave to man.”</text:span> Why? Because it shows us the Savior. It has been translated into more languages than any other book in the world. Truly, it is <text:span text:style-name="Strong_20_Emphasis">the Book of Life</text:span>.</text:p>
      <text:p text:style-name="Text_20_body">The Bible is living because Jesus is living. He is:</text:p>
      <text:list text:style-name="L2">
        <text:list-item>
          <text:p text:style-name="P2">The <text:span text:style-name="Strong_20_Emphasis">eternal Word</text:span> (always existed).</text:p>
        </text:list-item>
        <text:list-item>
          <text:p text:style-name="P2">The <text:span text:style-name="Strong_20_Emphasis">living Word</text:span> (gives life).</text:p>
        </text:list-item>
        <text:list-item>
          <text:p text:style-name="P2">The <text:span text:style-name="Strong_20_Emphasis">written Word</text:span> (the Bible).</text:p>
        </text:list-item>
        <text:list-item>
          <text:p text:style-name="P2">The <text:span text:style-name="Strong_20_Emphasis">spoken Word</text:span> (God speaking to you right now).</text:p>
        </text:list-item>
      </text:list>
      <text:p text:style-name="Text_20_body">When we open the Bible, we should not only see letters on paper. We should touch Jesus Himself.</text:p>
      <text:p text:style-name="Horizontal_20_Line"/>
      <text:h text:style-name="Heading_20_2" text:outline-level="2">🌱 Two Ways to Read the Bible</text:h>
      <text:list text:style-name="L3">
        <text:list-item>
          <text:p text:style-name="P3"><text:span text:style-name="Strong_20_Emphasis">Outward Way (Mind Only):</text:span><text:line-break/>Two brothers read John 1:1. They argue:</text:p>
        </text:list-item>
      </text:list>
      <text:list text:style-name="L4">
        <text:list-item>
          <text:p text:style-name="P4">“What does <text:span text:style-name="Emphasis">in the beginning</text:span> mean?”</text:p>
        </text:list-item>
        <text:list-item>
          <text:p text:style-name="P4">“It means God is the beginning.”</text:p>
        </text:list-item>
        <text:list-item>
          <text:p text:style-name="P4">“No, I don’t think so…”<text:line-break/>This is like looking at food in a picture. Nice to see, but it does not fill your stomach.</text:p>
        </text:list-item>
      </text:list>
      <text:list text:style-name="L5">
        <text:list-item>
          <text:p text:style-name="P5"><text:span text:style-name="Strong_20_Emphasis">Inward Way (Spirit + Heart):</text:span><text:line-break/>The same brothers read and pray:<text:line-break/>“O Lord, in the beginning… Hallelujah for the Word! The Word was with God! The Word <text:soft-page-break/>was God! Amen!”<text:line-break/>This is like eating real food—you are filled with life and strength.</text:p>
        </text:list-item>
      </text:list>
      <text:p text:style-name="Text_20_body">This is called <text:span text:style-name="Strong_20_Emphasis">pray-reading</text:span>: mixing prayer with reading. Even if you don’t understand everything, your spirit receives life.</text:p>
      <text:p text:style-name="Horizontal_20_Line"/>
      <text:h text:style-name="Heading_20_2" text:outline-level="2">👐 Sign Action (for Memory)</text:h>
      <text:list text:style-name="L6">
        <text:list-item>
          <text:p text:style-name="P6">Outward way: 🤔 confused face, head shake.</text:p>
        </text:list-item>
        <text:list-item>
          <text:p text:style-name="P6">Inward way: 🙌 open hands, joyful face.</text:p>
        </text:list-item>
      </text:list>
      <text:p text:style-name="Horizontal_20_Line"/>
      <text:h text:style-name="Heading_20_2" text:outline-level="2">❤️ Lesson</text:h>
      <text:p text:style-name="Text_20_body">The Bible is alive because Jesus is alive. Don’t only use your mind. Use your spirit. When you read, pray short words: “O Lord Jesus!” The Word then becomes life in you.</text:p>
      <text:p text:style-name="Horizontal_20_Line"/>
      <text:h text:style-name="Heading_20_2" text:outline-level="2">📦 Summary Box</text:h>
      <text:p text:style-name="Text_20_body">👉 Bible = Life<text:line-break/>👉 Jesus = Word<text:line-break/>👉 Read with Spirit</text:p>
      <text:p text:style-name="Horizontal_20_Line"/>
      <text:h text:style-name="Heading_20_2" text:outline-level="2">✍ Personal Reflection Questions</text:h>
      <text:list text:style-name="L7">
        <text:list-item>
          <text:p text:style-name="P7">When I read the Bible, do I only use my <text:span text:style-name="Strong_20_Emphasis">mind</text:span>, or do I also open my <text:span text:style-name="Strong_20_Emphasis">heart</text:span>?<text:line-break/><text:span text:style-name="Emphasis">Write your answer.</text:span></text:p>
        </text:list-item>
        <text:list-item>
          <text:p text:style-name="P7">Write a short <text:span text:style-name="Strong_20_Emphasis">pray-reading prayer</text:span> using today’s verses (John 1:1; 1 John 1:1). Example: “O Lord, in the beginning… Amen, the Word is life!”</text:p>
        </text:list-item>
      </text:list>
      <text:p text:style-name="Horizontal_20_Line"/>
      <text:p text:style-name="Text_20_body">Would you like me to <text:span text:style-name="Strong_20_Emphasis">format Days 2–7 the same way</text:span> with story, sign action, summary box, and reflection questions, so you’ll have the full enhanced Week 3 study set?</text:p>
      <text:h text:style-name="Heading_20_5" text:outline-level="5">You said:</text:h>
      <text:p text:style-name="Text_20_body">this is lovely, continue with day 2 ----DAILY READING WEEK 3 THE WORD OF LIFE AND PRAY-READING THE WORD WEEK 3 — DAY 2 Scripture Reading 1 Pet. 2:2-3 As newborn babes, long for the guileless milk of the word in order that by it you may grow unto salvation, if you have tasted that the Lord is good. Matt. 4:4 But He answered and said, It is written, “Man shall not live on bread alone, but on every word that proceeds out through the mouth of God.” Coming to the Word to “Taste” the Lord In 1 Peter 2:2-3 we have a most important passage.… These verses are important to us because they tell us clearly how to taste the Lord: drink “the guileless [pure] milk of <text:soft-page-break/>the Word.” If we would taste Christ, we must take into us the milk of the Word. Then we will be nourished for spiritual growth. Praise the Lord, the Bible says tasted! It does not say that we know this aspect or that aspect about the Lord, but that we taste the Lord. When we drink the milk of the Word, we are actually tasting the Lord. Therefore, the way for us to taste the Lord is simply by drinking the milk of the Word. The Word is not only for us to study or learn, but even more for us to taste. The way the Lord nourishes His Body is by His Word. If we desire to enjoy the Lord and be nourished by the Lord, we must come to the Word to taste the Lord. However, the concept which most of us have of the Bible is that it is a kind of teaching, a book full of doctrines. Thus, we come to the Word with the intention of understanding and knowing something.…We must not come to the Bible only to learn and to understand. The Bible is not the tree of knowledge; it is the tree of life! If we take the Word of God as the tree of knowledge, we misuse the Bible, because 2 Corinthians 3:6 tells us that the letter kills. We must never take the Bible as a book of letters, but as a book of life. The Main Function of the Bible—to Impart God into Us as Life The main function of the Bible is to impart God into us as life and as the nourishment of life. It is not only to give us knowledge about God and His love, but to impart God Himself into us. Whenever we read the Bible, we should not merely try to know or understand it, but take something of God’s essence into us just as we take our food. Then, like food, this substance will be assimilated into our very being. The Scriptures contain at least three examples of those who ate the Word of God. The first is Jeremiah, who said, “Your words were found and I ate them” (Jer. 15:16a). To eat something is not merely to receive it, but to assimilate it. To assimilate is to receive something into you, digest it, and make it a part of yourself. The second example of someone eating the Word of God is recorded in the book of Ezekiel, where the prophet Ezekiel ate the Word of God (3:1-3). RM12wk-E Jeremiah said, “Your word became to me / The gladness and joy of my heart” (Jer. 15:16b). This is a kind of enjoyment. The Word, after being eaten, became a joy and also a gladness. God’s Word is an enjoyment; after it is taken into us and assimilated into our very being, it becomes joy within us and gladness without. [In the third example], David said, “How sweet are Your words to my taste! / Sweeter than honey to my mouth!” (Psa. 119:103). The Word is indeed an enjoyment; it is even sweeter and more pleasant than honey to our taste. From these verses we realize that the Word of God is not only for us to learn, but even more for us to taste, to eat, to enjoy, and to digest. The Lord Jesus even speaks of God’s Word as spiritual food: “It is written, ‘Man shall not live on bread alone, but on every word that proceeds out through the mouth of God’” (Matt. 4:4). Every word which proceeds out of the mouth of God is spiritual food to nourish us. This is the food by which we must live. </text:p>
      <text:h text:style-name="Heading_20_6" text:outline-level="6">ChatGPT said:</text:h>
      <text:p text:style-name="Text_20_body">Great 🙌 Let’s continue with <text:span text:style-name="Strong_20_Emphasis">Week 3 — Day 2</text:span> in the same <text:span text:style-name="Strong_20_Emphasis">enhanced Deaf-friendly study style</text:span> (story + visual examples + sign action + summary + reflection).</text:p>
      <text:p text:style-name="Horizontal_20_Line"/>
      <text:h text:style-name="Heading_20_1" text:outline-level="1">WEEK 3 — THE WORD OF LIFE AND PRAY-READING THE WORD</text:h>
      <text:p text:style-name="Text_20_body"><text:span text:style-name="Strong_20_Emphasis">Day 2 – Tasting the Lord in His Word</text:span></text:p>
      <text:p text:style-name="Text_20_body">📖 <text:span text:style-name="Strong_20_Emphasis">Scripture Reading:</text:span></text:p>
      <text:list text:style-name="L8">
        <text:list-item>
          <text:p text:style-name="P8"><text:soft-page-break/>1 Peter 2:2–3 — “As newborn babes, long for the pure milk of the word in order that by it you may grow unto salvation, if you have tasted that the Lord is good.”</text:p>
        </text:list-item>
        <text:list-item>
          <text:p text:style-name="P8">Matthew 4:4 — “Man shall not live on bread alone, but on every word that proceeds out through the mouth of God.”</text:p>
        </text:list-item>
      </text:list>
      <text:p text:style-name="Horizontal_20_Line"/>
      <text:h text:style-name="Heading_20_2" text:outline-level="2">✋ Story Form</text:h>
      <text:p text:style-name="Text_20_body">When a baby is born, the first food is <text:span text:style-name="Strong_20_Emphasis">milk</text:span>. The baby does not study milk or ask, “What is milk made of?” The baby simply drinks it, and it grows strong.</text:p>
      <text:p text:style-name="Text_20_body">The Bible says we are like newborn babies. We must drink the <text:span text:style-name="Strong_20_Emphasis">milk of the Word</text:span> to grow in Jesus. Reading the Bible is not only about <text:span text:style-name="Emphasis">learning knowledge</text:span>. It is about <text:span text:style-name="Emphasis">tasting</text:span> the Lord.</text:p>
      <text:p text:style-name="Text_20_body">Jeremiah said: <text:span text:style-name="Emphasis">“Your words were found, and I ate them, and they became joy and gladness in my heart”</text:span> (Jer. 15:16). Ezekiel ate the Word in a vision (Ezek. 3:1–3). David said: <text:span text:style-name="Emphasis">“How sweet are Your words to my taste! Sweeter than honey!”</text:span> (Psa. 119:103).</text:p>
      <text:p text:style-name="Text_20_body">When we eat food, it becomes part of us. In the same way, when we “eat” God’s Word, it goes inside us and becomes joy, gladness, and life.</text:p>
      <text:p text:style-name="Text_20_body">Jesus also said: <text:span text:style-name="Emphasis">“Man shall not live on bread alone, but on every word from God”</text:span> (Matt. 4:4). Food keeps the body alive. God’s Word keeps our spirit alive.</text:p>
      <text:p text:style-name="Text_20_body">The Bible is not the <text:span text:style-name="Strong_20_Emphasis">tree of knowledge</text:span> (only to know right and wrong). It is the <text:span text:style-name="Strong_20_Emphasis">tree of life</text:span> (to give us God Himself). If we only read for knowledge, the Bible may feel dry. But if we read to taste Jesus, it becomes sweet food that fills us.</text:p>
      <text:p text:style-name="Horizontal_20_Line"/>
      <text:h text:style-name="Heading_20_2" text:outline-level="2">🌱 Example</text:h>
      <text:p text:style-name="Text_20_body">Reading the Bible only with the mind = like looking at bread in a bakery window.<text:line-break/>Reading with the spirit = like eating the bread and being full.</text:p>
      <text:p text:style-name="Horizontal_20_Line"/>
      <text:h text:style-name="Heading_20_2" text:outline-level="2">👐 Sign Action (for Memory)</text:h>
      <text:list text:style-name="L9">
        <text:list-item>
          <text:p text:style-name="P9">Pretend drinking milk (🥛) → Word is milk.</text:p>
        </text:list-item>
        <text:list-item>
          <text:p text:style-name="P9">Pretend eating bread (🍞) → Word is food.</text:p>
        </text:list-item>
        <text:list-item>
          <text:p text:style-name="P9">Smile, hand on heart (❤️) → Word becomes joy inside.</text:p>
        </text:list-item>
      </text:list>
      <text:p text:style-name="Horizontal_20_Line"/>
      <text:h text:style-name="Heading_20_2" text:outline-level="2">❤️ Lesson</text:h>
      <text:p text:style-name="Text_20_body">The Word of God is not only for learning. It is for <text:span text:style-name="Strong_20_Emphasis">tasting, eating, and enjoying</text:span>. Every time you open the Bible, think: <text:span text:style-name="Emphasis">“I am drinking milk. I am eating bread. I am tasting Jesus.”</text:span></text:p>
      <text:p text:style-name="Horizontal_20_Line"/>
      <text:h text:style-name="Heading_20_2" text:outline-level="2"><text:soft-page-break/>📦 Summary Box</text:h>
      <text:p text:style-name="Text_20_body">👉 Word = Milk 🥛 (growth)<text:line-break/>👉 Word = Bread 🍞 (life)<text:line-break/>👉 Word = Honey 🍯 (sweet joy)</text:p>
      <text:p text:style-name="Horizontal_20_Line"/>
      <text:h text:style-name="Heading_20_2" text:outline-level="2">✍ Personal Reflection Questions</text:h>
      <text:list text:style-name="L10">
        <text:list-item>
          <text:p text:style-name="P10">What is one verse that felt <text:span text:style-name="Strong_20_Emphasis">sweet or joyful</text:span> to you when you read it? Write it down.</text:p>
        </text:list-item>
        <text:list-item>
          <text:p text:style-name="P10">This week, how can I practice “tasting” the Word instead of only “studying” the Word?</text:p>
        </text:list-item>
      </text:list>
      <text:p text:style-name="Horizontal_20_Line"/>
      <text:p text:style-name="Text_20_body">Would you like me to <text:span text:style-name="Strong_20_Emphasis">flow straight into Day 3 with the same format</text:span>, so you’ll have the whole week in one continuous story set?</text:p>
      <text:h text:style-name="Heading_20_5" text:outline-level="5">You said:</text:h>
      <text:p text:style-name="Text_20_body">DAILY READING WEEK 3 THE WORD OF LIFE AND PRAY-READING THE WORD WEEK 3 — DAY 3 Scripture Reading Eph. 6:17-18 And receive…the word of God, by means of all prayer and petition, praying at every time in spirit… John 6:63 It is the Spirit who gives life; the flesh profits nothing; the words which I have spoken to you are spirit and are life. Pray-reading the Word When Coming to the Bible, Having to Prepare Ourselves to Enter into Fellowship with God When we come to the Bible, we have to prepare ourselves. We are getting ourselves prepared to read the word of God, not a newspaper or any secular book. First, [we must pray, “O Lord, cleanse me with Your precious blood. Lord], I am sinful, forgive me. I am mistaken; forgive me. I do not love You; forgive me. Even I do not fear You; forgive me.”…We must confess all of our sins to make ourselves pure and clean, without any hindering thing between us and God. Then we are in God’s fellowship. At that time we are in the Spirit of God, and when we come to the Bible, it is different. Receiving the Word by Means of All Prayer Then we have to pray-read, not just read, the Word.… Throughout the centuries, all the devoted lovers of the Lord and students of the Bible practiced pray-reading in fact, though they did not have the term pray-reading. Some in the past pointed out that we have to read the Bible prayerfully. To read the Bible prayerfully is to pray-read. We teach the practice of pray-reading based upon Ephesians 6:17-18. [The apostle] Paul took in, received, the word of God by means of all prayer and petition. He not only prayed in a general way, but he also petitioned in a particular way. Prayer is general, while petition is particular. Not only so, Paul prayed with “all prayer and petition.” All includes a great number of ways. You can pray loudly, or you can pray softly. You can pray quickly, or you can pray slowly. You can pray read not only in one way but in many ways: by yourself, with your spouse, with a group, and in the meetings. Paul said that we should receive the sword of the Spirit, the word of God, by means of all prayer and petition. This tells us that we pray all prayer and petition to take in, receive, the word of God. RM12wk-E [What is the most profitable way to touch and deal with the Word of God?] First, there is no need to close your eyes when you are pray-reading. Keep your eyes on the Word as you pray. In all of the sixty-six books of the Bible I cannot find one verse which says that we must close our eyes to pray, but there is a verse telling us that Jesus looked up to the heavens, saying, “Father…” (John 17:1). He was looking at heaven while He was praying.…[Second], there is no need for you to compose any sentences or create a prayer. Just pray-read the Word. Pray the words of the Bible exactly as <text:soft-page-break/>they read. Eventually, you will see that the whole Bible is a prayer book!…Open to any page of the Bible, and start to pray with any portion of the Word. In John 6:63 the Lord Jesus said, “It is the Spirit who gives life; the flesh profits nothing; the words which I have spoken to you are spirit and are life.” The words, the Spirit, and life are three items, but the Lord speaks of them here as one. When the words are merely words, they are only black letters printed on the white paper; they are not the Spirit. But when the words get into your mind through your eyes and you begin to pray with your spirit, then the words become the Spirit. When the words become the Spirit, they are life. When we pray in our reading of the Word, we turn the verses we have read into prayer. When we pray, we must forget everything else and have only the Lord and His word. Hymns, #389 says, “From morning to evening my one world Thou art.” This means that when we seek the Lord, we have only one world: “O Lord, You are my world; I seek You.”…Once the word enters your spirit, it becomes the Spirit and life. However, if you do not pray, then the word that you read will not become the Spirit, nor will it become life. </text:p>
      <text:h text:style-name="Heading_20_6" text:outline-level="6">ChatGPT said:</text:h>
      <text:p text:style-name="Text_20_body">Wonderful 🌟 Let’s now continue with <text:span text:style-name="Strong_20_Emphasis">Week 3 — Day 3</text:span>, keeping the same <text:span text:style-name="Strong_20_Emphasis">story + visual + practice + reflection</text:span> style we used before.</text:p>
      <text:p text:style-name="Horizontal_20_Line"/>
      <text:h text:style-name="Heading_20_1" text:outline-level="1">WEEK 3 — THE WORD OF LIFE AND PRAY-READING THE WORD</text:h>
      <text:p text:style-name="Text_20_body"><text:span text:style-name="Strong_20_Emphasis">Day 3 – Pray-Reading the Word</text:span></text:p>
      <text:p text:style-name="Text_20_body">📖 <text:span text:style-name="Strong_20_Emphasis">Scripture Reading:</text:span></text:p>
      <text:list text:style-name="L11">
        <text:list-item>
          <text:p text:style-name="P11">Ephesians 6:17–18 — “…receive the word of God, by means of all prayer and petition, praying at every time in spirit…”</text:p>
        </text:list-item>
        <text:list-item>
          <text:p text:style-name="P11">John 6:63 — “It is the Spirit who gives life; the flesh profits nothing; the words which I have spoken to you are spirit and are life.”</text:p>
        </text:list-item>
      </text:list>
      <text:p text:style-name="Horizontal_20_Line"/>
      <text:h text:style-name="Heading_20_2" text:outline-level="2">✋ Story Form</text:h>
      <text:p text:style-name="Text_20_body">When you pick up a Bible, remember—it is not like reading a newspaper or schoolbook. It is God’s Word. To meet God in His Word, we must prepare our hearts.</text:p>
      <text:p text:style-name="Text_20_body">Before reading, we can pray:<text:line-break/>“O Lord, forgive me. Cleanse me with Your blood. Take away anything that blocks me from You. Make me ready to receive Your Word.”</text:p>
      <text:p text:style-name="Text_20_body">This is like washing your hands before eating. You prepare to enjoy the food. When we confess and come clean before God, we are ready for fellowship with Him.</text:p>
      <text:p text:style-name="Text_20_body">Then we do not just <text:span text:style-name="Emphasis">read</text:span> the Bible—we <text:span text:style-name="Strong_20_Emphasis">pray-read</text:span>. That means we mix prayer with the verses. Christians through the ages have done this. Some prayed loudly, some softly. Some prayed quickly, others slowly. Alone, with family, or in a group—it all counts as pray-reading.</text:p>
      <text:p text:style-name="Text_20_body"><text:soft-page-break/>Paul teaches us to receive the Word of God “by means of all prayer and petition.” We don’t need fancy words or long prayers. We can pray exactly what we read. For example, if we read John 6:63, we can pray:<text:line-break/>“O Lord, Your words are spirit! Amen, they are life to me!”</text:p>
      <text:p text:style-name="Text_20_body">When words are just letters on paper, they are flat. But when we pray them with our spirit, they become the Spirit and life. The Bible turns into a living prayer book.</text:p>
      <text:p text:style-name="Horizontal_20_Line"/>
      <text:h text:style-name="Heading_20_2" text:outline-level="2">🌱 Example</text:h>
      <text:p text:style-name="Text_20_body">Reading only: like looking at water in a bottle.<text:line-break/>Pray-reading: like drinking the water and feeling refreshed.</text:p>
      <text:p text:style-name="Horizontal_20_Line"/>
      <text:h text:style-name="Heading_20_2" text:outline-level="2">👐 Sign Action (for Memory)</text:h>
      <text:list text:style-name="L12">
        <text:list-item>
          <text:p text:style-name="P12">Hands open like reading a book 📖.</text:p>
        </text:list-item>
        <text:list-item>
          <text:p text:style-name="P12">Then lift hands upward 🙌 (turning words into prayer).</text:p>
        </text:list-item>
        <text:list-item>
          <text:p text:style-name="P12">Pretend drinking water 💧 (Word becomes life).</text:p>
        </text:list-item>
      </text:list>
      <text:p text:style-name="Horizontal_20_Line"/>
      <text:h text:style-name="Heading_20_2" text:outline-level="2">❤️ Lesson</text:h>
      <text:p text:style-name="Text_20_body">Pray-reading is not about clever prayers. It is about letting God’s Word enter your spirit. When you pray the verses, the words become Spirit and life inside you.</text:p>
      <text:p text:style-name="Horizontal_20_Line"/>
      <text:h text:style-name="Heading_20_2" text:outline-level="2">📦 Summary Box</text:h>
      <text:p text:style-name="Text_20_body">👉 Prepare heart (confess + be clean)<text:line-break/>👉 Read + Pray = Pray-Read<text:line-break/>👉 Word → Spirit → Life</text:p>
      <text:p text:style-name="Horizontal_20_Line"/>
      <text:h text:style-name="Heading_20_2" text:outline-level="2">✍ Personal Reflection Questions</text:h>
      <text:list text:style-name="L13">
        <text:list-item>
          <text:p text:style-name="P13">Do I usually read the Bible like a <text:span text:style-name="Strong_20_Emphasis">book of letters</text:span>, or like a <text:span text:style-name="Strong_20_Emphasis">prayer with life</text:span>? Write your thoughts.</text:p>
        </text:list-item>
        <text:list-item>
          <text:p text:style-name="P13">Choose one verse today. Write how you can turn it into a short prayer. Example: “O Lord, Your words are life to me.”</text:p>
        </text:list-item>
      </text:list>
      <text:p text:style-name="Horizontal_20_Line"/>
      <text:p text:style-name="Text_20_body">Would you like me to move directly into <text:span text:style-name="Strong_20_Emphasis">Day 4</text:span> in the same enhanced format, so the whole Week 3 flows together smoothly?</text:p>
      <text:h text:style-name="Heading_20_5" text:outline-level="5"><text:soft-page-break/>You said:</text:h>
      <text:p text:style-name="Text_20_body">DAILY READING WEEK 3 THE WORD OF LIFE AND PRAY-READING THE WORD WEEK 3 — DAY 4 Scripture Reading 2 Tim. 3:16 All Scripture is God-breathed… John 5:39-40 You search the Scriptures, because you think that in them you have eternal life; and it is these that testify concerning Me. Yet you are not willing to come to Me that you may have life. The Bible Being God’s Breathing Out Second Timothy 3:16 says, “All Scripture is God-breathed.” On God’s side, the Scripture is His breathing out; on our side, it is for us to breathe in. God has already breathed out. The Bible is God’s breathing out, and to this day it is still God’s breathing out. Therefore, whenever you come to read the Bible, if you just read the dead letters and do not breathe in what God has breathed out, then the Bible will be dead letters to you. The Scripture is the breathing out of God, whereas our prayer is our breathing in. By this breathing out and breathing in, we breathe God into us. This is the meaning of the Scriptures. However, no matter how much God breathes out, if we do not breathe in, we cannot receive God as our enjoyment and supply. This is why many people come to the Bible but do not receive the life in it. The words of the Bible are the breathing out of God, but when you turn them into prayer, they become your breathing in.…What you breathe in is spirit and life. Therefore, the Lord said that the words which He has spoken to us are spirit and life [John 6:63]. God’s Word Being Our Food The Holy Bible is the word of God, and we live on every word that proceeds out through the mouth of God. Therefore, the Bible also tells us that God’s word is our food….In [John 6:35] the Lord Jesus said, “I am the bread of life; he who comes to Me shall by no means hunger.” He also said, “He who eats Me, he also shall live because of Me” (v. 57). Because of His concern at that time that the disciples who listened to Him might not understand the meaning of His words, He added the words in verse 63, “It is the Spirit who gives life; the flesh profits nothing; the words which I have spoken to you are spirit and are life.” Therefore, you can see that the Lord’s words are the food of life to us. However, it is necessary not only for the food to be prepared in the kitchen and set on the table; it is also necessary that you come to eat it. If you do not eat, you will not get the nourishment. Therefore, we all must learn to do one thing. Every good, living, and strong Christian must learn to do this one thing, that is, to eat the word of life. RM12wk-E The Bible Being the Embodiment of the Lord Himself The word in the Bible is not only [the breath of God, the bread of life, and] the word of God; it is also the embodiment of God. When we touch the word, we must touch God Himself. It is short and even wrong to touch the word in the Bible and not touch God Himself. The Lord Jesus told the Jewish leaders, “You search the Scriptures, because you think that in them you have eternal life; and it is these that testify concerning Me. Yet you are not willing to come to Me that you may have life” (5:39-40). The word search in Greek means to research, to search and search again. The Lord Jesus seemed to say, “I am one with the Scriptures, and the Scriptures are one with Me. If you come to the Scriptures, you have to come to Me.…You have to make the Scriptures one with Me; instead, you have made the Scriptures something separate from Me. Therefore, you are wrong. You may gain knowledge in letters from the Scriptures, but you cannot have life because I am life.” These two verses are a warning to us. It is possible to come to the Bible yet not come to the Lord. It is possible to separate the Bible from the Lord.…All the time we have to take the Bible as one with the Lord. Whenever we come to the Bible, we have to come to the Lord. Whenever we read the Bible, we have to touch the Lord. The Bible is not merely a book of knowledge. The Bible is the embodiment of the Lord Himself. </text:p>
      <text:h text:style-name="Heading_20_6" text:outline-level="6"><text:soft-page-break/>ChatGPT said:</text:h>
      <text:p text:style-name="Text_20_body">Excellent 🙌 Let’s continue with <text:span text:style-name="Strong_20_Emphasis">Week 3 — Day 4</text:span> in the same <text:span text:style-name="Strong_20_Emphasis">enhanced story + visual + reflection style</text:span>.</text:p>
      <text:p text:style-name="Horizontal_20_Line"/>
      <text:h text:style-name="Heading_20_1" text:outline-level="1">WEEK 3 — THE WORD OF LIFE AND PRAY-READING THE WORD</text:h>
      <text:p text:style-name="Text_20_body"><text:span text:style-name="Strong_20_Emphasis">Day 4 – Breathing in the Word of Life</text:span></text:p>
      <text:p text:style-name="Text_20_body">📖 <text:span text:style-name="Strong_20_Emphasis">Scripture Reading:</text:span></text:p>
      <text:list text:style-name="L14">
        <text:list-item>
          <text:p text:style-name="P14">2 Timothy 3:16 — “All Scripture is God-breathed…”</text:p>
        </text:list-item>
        <text:list-item>
          <text:p text:style-name="P14">John 5:39–40 — “You search the Scriptures, because you think that in them you have eternal life; and it is these that testify concerning Me. Yet you are not willing to come to Me that you may have life.”</text:p>
        </text:list-item>
      </text:list>
      <text:p text:style-name="Horizontal_20_Line"/>
      <text:h text:style-name="Heading_20_2" text:outline-level="2">✋ Story Form</text:h>
      <text:p text:style-name="Text_20_body">The Bible is not only words—it is <text:span text:style-name="Strong_20_Emphasis">God’s own breath</text:span>.</text:p>
      <text:p text:style-name="Text_20_body">Think of breathing:</text:p>
      <text:list text:style-name="L15">
        <text:list-item>
          <text:p text:style-name="P15">God breathes out His Word → the Bible.</text:p>
        </text:list-item>
        <text:list-item>
          <text:p text:style-name="P15">We breathe in His Word → prayer.</text:p>
        </text:list-item>
      </text:list>
      <text:p text:style-name="Text_20_body">If God breathes out but we never breathe in, we become weak. Many people read the Bible like dead letters. But when we pray-read, we are breathing God Himself into us. That Word becomes <text:span text:style-name="Emphasis">spirit and life</text:span> (John 6:63).</text:p>
      <text:p text:style-name="Text_20_body">The Bible is also called our <text:span text:style-name="Strong_20_Emphasis">food</text:span>. Jesus said, <text:span text:style-name="Emphasis">“I am the bread of life…he who eats Me shall live because of Me”</text:span> (John 6:35, 57). Food on the table does nothing until we eat it. In the same way, the Bible on the shelf does nothing until we “eat” the Word by receiving it into our spirit.</text:p>
      <text:p text:style-name="Text_20_body">But there is a warning. Jesus told the Jewish leaders: <text:span text:style-name="Emphasis">“You search the Scriptures…but you are not willing to come to Me”</text:span> (John 5:39–40). They studied the Bible carefully, but they missed the main point: <text:span text:style-name="Strong_20_Emphasis">the Bible leads us to Jesus</text:span>. If we only research the words but do not meet the Lord Himself, we get knowledge but not life.</text:p>
      <text:p text:style-name="Text_20_body">The Bible is not only a book—it is the <text:span text:style-name="Strong_20_Emphasis">embodiment of Christ Himself</text:span>. To touch the Word is to touch Jesus.</text:p>
      <text:p text:style-name="Horizontal_20_Line"/>
      <text:h text:style-name="Heading_20_2" text:outline-level="2">🌱 Example</text:h>
      <text:list text:style-name="L16">
        <text:list-item>
          <text:p text:style-name="P16">Reading without prayer → like smelling food but not eating.</text:p>
        </text:list-item>
        <text:list-item>
          <text:p text:style-name="P16"><text:soft-page-break/>Pray-reading → like eating and digesting the food until it gives energy.</text:p>
        </text:list-item>
      </text:list>
      <text:p text:style-name="Horizontal_20_Line"/>
      <text:h text:style-name="Heading_20_2" text:outline-level="2">👐 Sign Action (for Memory)</text:h>
      <text:list text:style-name="L17">
        <text:list-item>
          <text:p text:style-name="P17">Breathe out (💨) = God breathes His Word.</text:p>
        </text:list-item>
        <text:list-item>
          <text:p text:style-name="P17">Breathe in (😮‍💨) = we pray and receive.</text:p>
        </text:list-item>
        <text:list-item>
          <text:p text:style-name="P17">Pretend eating bread 🍞 = Word becomes life in us.</text:p>
        </text:list-item>
      </text:list>
      <text:p text:style-name="Horizontal_20_Line"/>
      <text:h text:style-name="Heading_20_2" text:outline-level="2">❤️ Lesson</text:h>
      <text:p text:style-name="Text_20_body">The Bible is living breath, food, and the presence of Jesus Himself. Whenever we open the Bible, we should also open our heart to the Lord: “O Lord, I come to You through Your Word.”</text:p>
      <text:p text:style-name="Horizontal_20_Line"/>
      <text:h text:style-name="Heading_20_2" text:outline-level="2">📦 Summary Box</text:h>
      <text:p text:style-name="Text_20_body">👉 Bible = God’s Breath 💨<text:line-break/>👉 Bible = Bread of Life 🍞<text:line-break/>👉 Bible = Jesus Himself ✝️</text:p>
      <text:p text:style-name="Horizontal_20_Line"/>
      <text:h text:style-name="Heading_20_2" text:outline-level="2">✍ Personal Reflection Questions</text:h>
      <text:list text:style-name="L18">
        <text:list-item>
          <text:p text:style-name="P18">Do I sometimes read the Bible only for <text:span text:style-name="Strong_20_Emphasis">knowledge</text:span>, forgetting to meet <text:span text:style-name="Strong_20_Emphasis">Jesus Himself</text:span>? Write your thoughts.</text:p>
        </text:list-item>
        <text:list-item>
          <text:p text:style-name="P18">How can I practice “breathing in” today when I read God’s Word? (Example: turning a verse into prayer.)</text:p>
        </text:list-item>
      </text:list>
      <text:p text:style-name="Horizontal_20_Line"/>
      <text:p text:style-name="Text_20_body">Would you like me to continue with <text:span text:style-name="Strong_20_Emphasis">Day 5</text:span> right away so the whole <text:span text:style-name="Strong_20_Emphasis">Week 3 series</text:span> stays connected in one flow?</text:p>
      <text:h text:style-name="Heading_20_5" text:outline-level="5">You said:</text:h>
      <text:p text:style-name="Text_20_body">DAILY READING WEEK 3 THE WORD OF LIFE AND PRAY-READING THE WORD WEEK 3 — DAY 5 Scripture Reading John 15:4, 7 Abide in Me and I in you.…If you abide in Me and My words abide in you, ask whatever you will, and it shall be done for you. Col. 3:16 Let the word of Christ dwell in you richly in all wisdom, teaching and admonishing one another with psalms and hymns and spiritual songs, singing with grace in your hearts to God. When We Take His Word into Us, Having the Lord Abiding in Us and Being Filled with the Spirit By comparing [verses 4 and 7 of John 15], we can see that the way the Lord abides in us is by His words abiding in us. The practical way to have the Lord abiding in us is simply by taking His Word in. Whenever we touch the Word and let the Word abide in us, we touch the Lord Himself and let the Lord Himself abide in <text:soft-page-break/>us. It is clear from the Scriptures that the Word of Christ is nothing less than Christ Himself. This is proven from the verses we have read in John 15. The only way to have Christ abiding in us is to take in His Word. When I was young, I read John 15 many times and wondered how I could have the Lord abiding in me. Then I found the way from the Word of the Lord. To have the Lord abiding in us is simply to take His Word into us, because the Lord is in His Word and is the Word. When we take His Word into us, we have the Lord abiding in us. To be filled with the Word in our spirit means to be filled with the Lord Himself as the Spirit. Also, Colossians 3:16 tells us that when the Word of Christ dwells in us, we will be filled with singing. Then Ephesians 5:18 and 19 tell us that when we are filled in spirit, we will be filled with singing. In other words, to have the Word of Christ dwelling in us simply means to be filled in spirit.…The concrete way to be filled in spirit is to take the Word into you. Let me illustrate this with some safety matches. We know that a match is the embodiment of phosphorus.… The phosphorus on a match will catch fire when it is struck in a proper way. But if you try to strike a safety match on the paper cover, it will not catch fire, because you are striking the match on the wrong spot. If you strike the match on the striking area, it will catch fire immediately. First, there is the phosphorus; second, the phosphorus is embodied in the match; and third, there is the fire. Likewise, the Bible is the embodiment of the Spirit of Christ. And within the Spirit, there is the fire, which is the life. On one hand, we have the match, the phosphorus, and the fire; on the other RM12wk-E hand, we have the Bible, the Spirit, and the life. Whenever you read the Bible, do you really catch fire?…The problem is that we not only strike in the wrong way, but also at the wrong spot. Instead of striking the Bible in our spirit, we strike it in our troublesome mentality.…If we analyze the match, we see that one part of the match is white, and another part is red. But do we get fire by knowing this? No, we must strike the match, and at the right spot. To study the match is wrong, and to strike the match at the wrong spot is also wrong. Learning to Pray-read with Our Spirit When we strike it at the right spot we get fire! We must forget our mind and learn to pray-read with our spirit: “Lord, I praise Thee, ‘In the beginning…’” (John 1:1). Simply pray this three times, and your spirit will catch fire. “Hallelujah, in the beginning.” Really, this is good enough. “In the beginning was the Word, and the Word was with God, and the Word was God. Hallelujah, I don’t know much what this means, but how it nourishes me!” When we are truly filled with the Word, we cannot help but sing with grace in our hearts to the Lord. Whenever we pray-read the Word, it will become a singing in the spirit.…Simply learn to strike the Word in the right way and at the right spot. Then there will be a real fire. </text:p>
      <text:h text:style-name="Heading_20_6" text:outline-level="6">ChatGPT said:</text:h>
      <text:p text:style-name="Text_20_body">Great 🙌 Let’s continue with <text:span text:style-name="Strong_20_Emphasis">Week 3 — Day 5</text:span> in the enhanced style.</text:p>
      <text:p text:style-name="Horizontal_20_Line"/>
      <text:h text:style-name="Heading_20_1" text:outline-level="1">WEEK 3 — THE WORD OF LIFE AND PRAY-READING THE WORD</text:h>
      <text:p text:style-name="Text_20_body"><text:span text:style-name="Strong_20_Emphasis">Day 5 – Abiding in the Word, Catching Fire in the Spirit</text:span></text:p>
      <text:p text:style-name="Text_20_body">📖 <text:span text:style-name="Strong_20_Emphasis">Scripture Reading:</text:span></text:p>
      <text:list text:style-name="L19">
        <text:list-item>
          <text:p text:style-name="P19">John 15:4, 7 — “Abide in Me and I in you.…If you abide in Me and My words abide in you, ask whatever you will, and it shall be done for you.”</text:p>
        </text:list-item>
        <text:list-item>
          <text:p text:style-name="P19"><text:soft-page-break/>Colossians 3:16 — “Let the word of Christ dwell in you richly in all wisdom, teaching and admonishing one another with psalms and hymns and spiritual songs, singing with grace in your hearts to God.”</text:p>
        </text:list-item>
      </text:list>
      <text:p text:style-name="Horizontal_20_Line"/>
      <text:h text:style-name="Heading_20_2" text:outline-level="2">✋ Story Form</text:h>
      <text:p text:style-name="Text_20_body">Jesus says the way He lives (abides) in us is by His <text:span text:style-name="Strong_20_Emphasis">Word</text:span> living in us. When we take His Word into our heart, we take Jesus Himself.</text:p>
      <text:p text:style-name="Text_20_body">Colossians 3:16 explains: when the Word dwells in us, we will be full of joy and songs. This is the same as being filled with the Spirit. So—Word inside = Spirit inside.</text:p>
      <text:p text:style-name="Text_20_body">Think about matches. A match has <text:span text:style-name="Strong_20_Emphasis">phosphorus</text:span> on the tip. When struck at the right place, it catches fire. But if you strike it on the wrong place, nothing happens.</text:p>
      <text:p text:style-name="Text_20_body">The Bible is like a match. Inside it is the Spirit and life (the fire). But if we “strike” it only with our mind—studying letters, analyzing, debating—it does not catch fire. If we strike it with our <text:span text:style-name="Strong_20_Emphasis">spirit</text:span>—pray-reading—it burns with life.</text:p>
      <text:p text:style-name="Text_20_body">When we pray-read, even a simple verse becomes fire. For example:<text:line-break/>“In the beginning… Hallelujah, the Word! The Word was God!”<text:line-break/>We may not understand everything, but the Spirit burns inside us and fills us with life.</text:p>
      <text:p text:style-name="Text_20_body">When the Word fills us, we naturally sing with grace in our hearts. The Word in us becomes a song, a joy, and a fire.</text:p>
      <text:p text:style-name="Horizontal_20_Line"/>
      <text:h text:style-name="Heading_20_2" text:outline-level="2">🌱 Example</text:h>
      <text:list text:style-name="L20">
        <text:list-item>
          <text:p text:style-name="P20">Studying a match = no fire.</text:p>
        </text:list-item>
        <text:list-item>
          <text:p text:style-name="P20">Striking a match in the wrong place = still no fire.</text:p>
        </text:list-item>
        <text:list-item>
          <text:p text:style-name="P20">Striking it at the right spot = fire comes!<text:line-break/>So also with the Bible: read with the spirit, not just the mind, and you catch the fire of life.</text:p>
        </text:list-item>
      </text:list>
      <text:p text:style-name="Horizontal_20_Line"/>
      <text:h text:style-name="Heading_20_2" text:outline-level="2">👐 Sign Action (for Memory)</text:h>
      <text:list text:style-name="L21">
        <text:list-item>
          <text:p text:style-name="P21">Pretend holding a match, striking it 🔥.</text:p>
        </text:list-item>
        <text:list-item>
          <text:p text:style-name="P21">Hand on heart ❤️ glowing with fire.</text:p>
        </text:list-item>
        <text:list-item>
          <text:p text:style-name="P21">Hands open wide 🙌 singing with joy.</text:p>
        </text:list-item>
      </text:list>
      <text:p text:style-name="Horizontal_20_Line"/>
      <text:h text:style-name="Heading_20_2" text:outline-level="2"><text:soft-page-break/>❤️ Lesson</text:h>
      <text:p text:style-name="Text_20_body">The Bible is Christ Himself in Word form. If we let the Word live in us, Christ abides in us, and our spirit will “catch fire.” This fire brings singing, joy, and life.</text:p>
      <text:p text:style-name="Horizontal_20_Line"/>
      <text:h text:style-name="Heading_20_2" text:outline-level="2">📦 Summary Box</text:h>
      <text:p text:style-name="Text_20_body">👉 Word inside = Christ inside<text:line-break/>👉 Strike the Bible at the right spot (spirit, not just mind)<text:line-break/>👉 Word → Fire → Joyful Singing</text:p>
      <text:p text:style-name="Horizontal_20_Line"/>
      <text:h text:style-name="Heading_20_2" text:outline-level="2">✍ Personal Reflection Questions</text:h>
      <text:list text:style-name="L22">
        <text:list-item>
          <text:p text:style-name="P22">Do I sometimes “strike the Bible” at the wrong spot (using only my mind)? How can I change that?</text:p>
        </text:list-item>
        <text:list-item>
          <text:p text:style-name="P22">Write a short prayer-reading line that makes your heart catch fire. Example: “O Lord, Your Word abides in me—burn in me today!”</text:p>
        </text:list-item>
      </text:list>
      <text:p text:style-name="Horizontal_20_Line"/>
      <text:p text:style-name="Text_20_body">Would you like me to continue with <text:span text:style-name="Strong_20_Emphasis">Day 6</text:span> now, so we complete the full Week 3 journey step by step?</text:p>
      <text:h text:style-name="Heading_20_5" text:outline-level="5">You said:</text:h>
      <text:p text:style-name="Text_20_body">DAILY READING WEEK 3 THE WORD OF LIFE AND PRAY-READING THE WORD WEEK 3 — DAY 6 Scripture Reading Eph. 5:18 …Be filled in spirit. 25-26 Christ…loved the church and gave Himself up for her that He might sanctify her, cleansing her by the washing of the water in the word. The Inward Washing of the Water in the Word Accomplishing a Work of Transformation In [Ephesians] 5:18 Paul charges us to “be filled in spirit,” no doubt with the Spirit of God. But how can the Spirit of God get into our spirit? The answer is that the Spirit comes into our spirit through the Word. When our spirit is filled with the Word, the Word, having come into us, becomes the Spirit. This is proved by 5:26 which speaks of “the washing of the water in the word.” If the Word did not get into us, how could it wash us inwardly? The washing in 5:26 is not an outward washing, but a washing from within, a washing that removes spots and wrinkles, thereby accomplishing a work of transformation.…The fact that we are washed by the water in the Word proves that it is possible for the Word to get into us. According to the divine concept, water here refers to the flowing life of God typified by flowing water (Exo. 17:6; 1 Cor. 10:4; John 7:38-39; Rev. 21:6; 22:1, 17). The washing of such water is different from the washing of the redeeming blood of Christ. The redeeming blood washes away our sins (1 John 1:7; Rev. 7:14), whereas the water of life washes away the blemishes of the natural life of our old man, such as “spot or wrinkle or any such things” (v. 27). In sanctifying the church, the Lord firstly washes away our sins with His blood (Heb. 13:12) and then washes away our natural blemishes with His life. We are now in such a washing process in order that the church may be holy and without blemish. If we read and pray-read the Bible in a proper way, even musing upon the Word, singing it, and dwelling in it, our inner being will be filled. We may say that we are filled with the Word, with the Spirit, or with faith. We <text:soft-page-break/>may also say that we are filled with the anointing, with God, or with Christ. By this inward filling we have the power to defeat the darkness in the air. We also have the living water flowing within us to wash away the old elements, the wrinkles and the spots, and to renew us. When we are filled in this way, we sense that Christ is settling Himself in our being, making our inner chambers the rooms for His dwelling place. Also, when we enjoy such a filling, we love all believers, no matter what their nationality may be. Moreover, our inner eyes are enlightened, and our vision becomes clear. Oh, there is nothing more refreshing and cleansing than to be inwardly washed by the water in the Word! When we are filled with the Word and washed by it, our entire being is renewed and transparent, and we have a foretaste of the New Jerusalem. RM12wk-E If we would pray-read chapter by chapter and book by book, week after week, month after month, and year after year, gradually we will receive enlightenment, and all the things of Christ will spring up within us. All the riches of Christ will become our enjoyment.…In this way all the riches of Christ are ministered and dispensed into us.… These heavenly elements and spiritual ingredients will cause us to have not only an outward change but a metabolic change, a change in life. All these new elements will replace and discharge all the old things. This is a metabolic change, transforming us into a new condition. Pray-reading is wonderful, but we also have to pray, “Lord, clear a way within me. O Lord, have a free course within me.” Pray-reading does not help us to obtain mere knowledge; rather, it brings many things of the Lord into us. Therefore, we need to give the things of the Lord a free course within us. This affords us the best spiritual digestion, assimilating what we have pray-read. Never say no to the Lord; learn always to say amen. </text:p>
      <text:h text:style-name="Heading_20_6" text:outline-level="6">ChatGPT said:</text:h>
      <text:p text:style-name="Text_20_body">Beautiful 🌟 Let’s continue with <text:span text:style-name="Strong_20_Emphasis">Week 3 — Day 6</text:span> in the same enhanced study format.</text:p>
      <text:p text:style-name="Horizontal_20_Line"/>
      <text:h text:style-name="Heading_20_1" text:outline-level="1">WEEK 3 — THE WORD OF LIFE AND PRAY-READING THE WORD</text:h>
      <text:p text:style-name="Text_20_body"><text:span text:style-name="Strong_20_Emphasis">Day 6 – Washed by the Word, Filled with the Spirit</text:span></text:p>
      <text:p text:style-name="Text_20_body">📖 <text:span text:style-name="Strong_20_Emphasis">Scripture Reading:</text:span></text:p>
      <text:list text:style-name="L23">
        <text:list-item>
          <text:p text:style-name="P23">Ephesians 5:18 — “…Be filled in spirit.”</text:p>
        </text:list-item>
        <text:list-item>
          <text:p text:style-name="P23">Ephesians 5:25–26 — “Christ…loved the church and gave Himself up for her that He might sanctify her, cleansing her by the washing of the water in the word.”</text:p>
        </text:list-item>
      </text:list>
      <text:p text:style-name="Horizontal_20_Line"/>
      <text:h text:style-name="Heading_20_2" text:outline-level="2">✋ Story Form</text:h>
      <text:p text:style-name="Text_20_body">The Bible says, <text:span text:style-name="Emphasis">“Be filled in spirit.”</text:span> But how do we get filled? The Spirit of God enters our spirit through the <text:span text:style-name="Strong_20_Emphasis">Word</text:span>.</text:p>
      <text:p text:style-name="Text_20_body">Ephesians 5:26 explains that the Word washes us. This washing is not outward like washing hands. It is an <text:span text:style-name="Strong_20_Emphasis">inward washing</text:span>, like living water flowing inside. This water is not the blood of Christ. The blood washes away our sins. The water of life washes away our spots, wrinkles, and old habits, changing us from the inside.</text:p>
      <text:p text:style-name="Text_20_body"><text:soft-page-break/>Think about a stream of water running over stones. At first the stones are rough, but after years in the stream, they become smooth. In the same way, the water of God’s Word softens, renews, and transforms us.</text:p>
      <text:p text:style-name="Text_20_body">When we read and pray-read the Bible, the Word becomes living water that:</text:p>
      <text:list text:style-name="L24">
        <text:list-item>
          <text:p text:style-name="P24">Clears away old, dark thoughts.</text:p>
        </text:list-item>
        <text:list-item>
          <text:p text:style-name="P24">Refreshes our spirit.</text:p>
        </text:list-item>
        <text:list-item>
          <text:p text:style-name="P24">Renews our inner being.</text:p>
        </text:list-item>
        <text:list-item>
          <text:p text:style-name="P24">Makes room for Christ to dwell inside us.</text:p>
        </text:list-item>
      </text:list>
      <text:p text:style-name="Text_20_body">When this happens, we feel Christ is not far—He is living in us. Our love for others grows, our spiritual eyes open, and our heart becomes bright and clean.</text:p>
      <text:p text:style-name="Text_20_body">This is not just an outward change (like putting on new clothes). It is an <text:span text:style-name="Strong_20_Emphasis">inward life change</text:span>—like the body growing new, healthy cells. The Bible calls this a <text:span text:style-name="Strong_20_Emphasis">metabolic change</text:span>: a real transformation.</text:p>
      <text:p text:style-name="Horizontal_20_Line"/>
      <text:h text:style-name="Heading_20_2" text:outline-level="2">🌱 Example</text:h>
      <text:list text:style-name="L25">
        <text:list-item>
          <text:p text:style-name="P25">Soap cleans the <text:span text:style-name="Strong_20_Emphasis">outside</text:span> of the body.</text:p>
        </text:list-item>
        <text:list-item>
          <text:p text:style-name="P25">Water of the Word cleans the <text:span text:style-name="Strong_20_Emphasis">inside</text:span> of the spirit.</text:p>
        </text:list-item>
        <text:list-item>
          <text:p text:style-name="P25">Both are needed, but only the Word can refresh the heart and make it new.</text:p>
        </text:list-item>
      </text:list>
      <text:p text:style-name="Horizontal_20_Line"/>
      <text:h text:style-name="Heading_20_2" text:outline-level="2">👐 Sign Action (for Memory)</text:h>
      <text:list text:style-name="L26">
        <text:list-item>
          <text:p text:style-name="P26">Pretend washing face 💦 (outward).</text:p>
        </text:list-item>
        <text:list-item>
          <text:p text:style-name="P26">Point to heart ❤️ with water flowing (inward).</text:p>
        </text:list-item>
        <text:list-item>
          <text:p text:style-name="P26">Open arms 🙌 saying “Amen” with joy.</text:p>
        </text:list-item>
      </text:list>
      <text:p text:style-name="Horizontal_20_Line"/>
      <text:h text:style-name="Heading_20_2" text:outline-level="2">❤️ Lesson</text:h>
      <text:p text:style-name="Text_20_body">The Word is not just knowledge—it is <text:span text:style-name="Strong_20_Emphasis">living water</text:span> that washes, renews, and transforms us. When we pray-read and let the Word flow freely inside, our spirit is filled, our eyes are opened, and our heart is refreshed.</text:p>
      <text:p text:style-name="Horizontal_20_Line"/>
      <text:h text:style-name="Heading_20_2" text:outline-level="2">📦 Summary Box</text:h>
      <text:p text:style-name="Text_20_body">👉 Word = Living Water 💧<text:line-break/>👉 Washing = Inward, not outward<text:line-break/>👉 Change = Life transformation, not just outside appearance</text:p>
      <text:p text:style-name="Horizontal_20_Line"><text:soft-page-break/></text:p>
      <text:h text:style-name="Heading_20_2" text:outline-level="2">✍ Personal Reflection Questions</text:h>
      <text:list text:style-name="L27">
        <text:list-item>
          <text:p text:style-name="P27">What “spots or wrinkles” (old habits, wrong attitudes) do I feel God is washing away by His Word? Write them down.</text:p>
        </text:list-item>
        <text:list-item>
          <text:p text:style-name="P27">How can I give the Word more “free course” in me this week? (Example: praying “Amen” to verses instead of resisting.)</text:p>
        </text:list-item>
      </text:list>
      <text:p text:style-name="Horizontal_20_Line"/>
      <text:p text:style-name="Text_20_body">Would you like me to finish with <text:span text:style-name="Strong_20_Emphasis">Day 7</text:span> so you’ll have the <text:span text:style-name="Strong_20_Emphasis">entire Week 3 series complete</text:span>?</text:p>
      <text:h text:style-name="Heading_20_5" text:outline-level="5">You said:</text:h>
      <text:p text:style-name="Text_20_body">day 7 is review and 2 questions of true and false per day.</text:p>
      <text:h text:style-name="Heading_20_6" text:outline-level="6">ChatGPT said:</text:h>
      <text:p text:style-name="Text_20_body">Perfect 👍 Let’s wrap up <text:span text:style-name="Strong_20_Emphasis">Week 3 — Day 7</text:span> with a review and two simple <text:span text:style-name="Strong_20_Emphasis">True/False questions per day</text:span>. This way learners can check their understanding in an easy, visual-friendly format.</text:p>
      <text:p text:style-name="Horizontal_20_Line"/>
      <text:h text:style-name="Heading_20_1" text:outline-level="1">WEEK 3 — THE WORD OF LIFE AND PRAY-READING THE WORD</text:h>
      <text:p text:style-name="Text_20_body"><text:span text:style-name="Strong_20_Emphasis">Day 7 – Review and Reflection</text:span></text:p>
      <text:p text:style-name="Text_20_body">📖 <text:span text:style-name="Strong_20_Emphasis">Scripture Highlight:</text:span><text:line-break/>John 6:63 — <text:span text:style-name="Emphasis">“It is the Spirit who gives life; the flesh profits nothing; the words which I have spoken to you are spirit and are life.”</text:span></text:p>
      <text:p text:style-name="Horizontal_20_Line"/>
      <text:h text:style-name="Heading_20_2" text:outline-level="2">✋ Review of the Week</text:h>
      <text:list text:style-name="L28">
        <text:list-item>
          <text:p text:style-name="P28"><text:span text:style-name="Strong_20_Emphasis">Day 1</text:span> – The Word of Life: The Bible is the living Word, not just letters. Reading with spirit brings life.</text:p>
        </text:list-item>
        <text:list-item>
          <text:p text:style-name="P28"><text:span text:style-name="Strong_20_Emphasis">Day 2</text:span> – Tasting the Word: God’s Word is milk, bread, and honey. We grow by “eating” it.</text:p>
        </text:list-item>
        <text:list-item>
          <text:p text:style-name="P28"><text:span text:style-name="Strong_20_Emphasis">Day 3</text:span> – Pray-Reading: Reading with prayer turns words into Spirit and life.</text:p>
        </text:list-item>
        <text:list-item>
          <text:p text:style-name="P28"><text:span text:style-name="Strong_20_Emphasis">Day 4</text:span> – Breathing the Word: The Bible is God’s breath. We breathe Him in through prayer.</text:p>
        </text:list-item>
        <text:list-item>
          <text:p text:style-name="P28"><text:span text:style-name="Strong_20_Emphasis">Day 5</text:span> – Abiding Word: When the Word lives in us, Christ abides in us. Pray-reading makes our spirit catch fire.</text:p>
        </text:list-item>
        <text:list-item>
          <text:p text:style-name="P28"><text:span text:style-name="Strong_20_Emphasis">Day 6</text:span> – Washing Word: The Word is living water, cleansing and transforming us inwardly.</text:p>
        </text:list-item>
      </text:list>
      <text:p text:style-name="Text_20_body">The Bible is more than knowledge—it is life. Pray-reading, tasting, breathing, and receiving the Word fills us with Christ Himself.</text:p>
      <text:p text:style-name="Horizontal_20_Line"/>
      <text:h text:style-name="Heading_20_2" text:outline-level="2"><text:soft-page-break/>📝 True or False Questions</text:h>
      <text:h text:style-name="Heading_20_3" text:outline-level="3"><text:span text:style-name="Strong_20_Emphasis">Day 1 – The Word of Life</text:span></text:h>
      <text:list text:style-name="L29">
        <text:list-item>
          <text:p text:style-name="P29">The Bible is called the Word of Life because it brings us to Jesus. (T/F)</text:p>
        </text:list-item>
        <text:list-item>
          <text:p text:style-name="P29">Reading with only the mind always gives life. (T/F)</text:p>
        </text:list-item>
      </text:list>
      <text:h text:style-name="Heading_20_3" text:outline-level="3"><text:span text:style-name="Strong_20_Emphasis">Day 2 – Tasting the Word</text:span></text:h>
      <text:list text:style-name="L30">
        <text:list-item>
          <text:p text:style-name="P30">God’s Word is compared to milk, bread, and honey. (T/F)</text:p>
        </text:list-item>
        <text:list-item>
          <text:p text:style-name="P30">The Bible is only for study, not for enjoyment. (T/F)</text:p>
        </text:list-item>
      </text:list>
      <text:h text:style-name="Heading_20_3" text:outline-level="3"><text:span text:style-name="Strong_20_Emphasis">Day 3 – Pray-Reading</text:span></text:h>
      <text:list text:style-name="L31">
        <text:list-item>
          <text:p text:style-name="P31">Pray-reading means turning Bible verses into prayer. (T/F)</text:p>
        </text:list-item>
        <text:list-item>
          <text:p text:style-name="P31">Only long, perfect prayers bring life. (T/F)</text:p>
        </text:list-item>
      </text:list>
      <text:h text:style-name="Heading_20_3" text:outline-level="3"><text:span text:style-name="Strong_20_Emphasis">Day 4 – Breathing the Word</text:span></text:h>
      <text:list text:style-name="L32">
        <text:list-item>
          <text:p text:style-name="P32">The Bible is God’s breath—we breathe it in by prayer. (T/F)</text:p>
        </text:list-item>
        <text:list-item>
          <text:p text:style-name="P32">Jesus said Scriptures and Himself are separate. (T/F)</text:p>
        </text:list-item>
      </text:list>
      <text:h text:style-name="Heading_20_3" text:outline-level="3"><text:span text:style-name="Strong_20_Emphasis">Day 5 – Abiding Word</text:span></text:h>
      <text:list text:style-name="L33">
        <text:list-item>
          <text:p text:style-name="P33">When the Word abides in us, Christ abides in us. (T/F)</text:p>
        </text:list-item>
        <text:list-item>
          <text:p text:style-name="P33">Striking the Bible only with our mind always catches fire. (T/F)</text:p>
        </text:list-item>
      </text:list>
      <text:h text:style-name="Heading_20_3" text:outline-level="3"><text:span text:style-name="Strong_20_Emphasis">Day 6 – Washing Word</text:span></text:h>
      <text:list text:style-name="L34">
        <text:list-item>
          <text:p text:style-name="P34">The Word is living water that washes us inwardly. (T/F)</text:p>
        </text:list-item>
        <text:list-item>
          <text:p text:style-name="P34">The blood of Christ and the water of the Word are exactly the same. (T/F)</text:p>
        </text:list-item>
      </text:list>
      <text:p text:style-name="Horizontal_20_Line"/>
      <text:h text:style-name="Heading_20_2" text:outline-level="2">❤️ Reflection</text:h>
      <text:list text:style-name="L35">
        <text:list-item>
          <text:p text:style-name="P35">Which day’s lesson touched you the most this week?</text:p>
        </text:list-item>
        <text:list-item>
          <text:p text:style-name="P35">How will you practice pray-reading in the coming days?</text:p>
        </text:list-item>
      </text:list>
      <text:p text:style-name="Horizontal_20_Line"/>
      <text:p text:style-name="Text_20_body">👉 Would you like me to also <text:span text:style-name="Strong_20_Emphasis">create an answer key</text:span> for the True/False questions, so teachers or group leaders can check responses quickly?</text:p>
      <text:h text:style-name="Heading_20_5" text:outline-level="5">You said:</text:h>
      <text:p text:style-name="Text_20_body">yes</text:p>
      <text:h text:style-name="Heading_20_6" text:outline-level="6">ChatGPT said:</text:h>
      <text:p text:style-name="Text_20_body">Great 🙌 Here’s the <text:span text:style-name="Strong_20_Emphasis">Answer Key</text:span> for the Week 3 – Day 7 True/False review.</text:p>
      <text:p text:style-name="Horizontal_20_Line"/>
      <text:h text:style-name="Heading_20_1" text:outline-level="1"><text:soft-page-break/>✅ Week 3 — Day 7: Answer Key</text:h>
      <text:h text:style-name="Heading_20_3" text:outline-level="3"><text:span text:style-name="Strong_20_Emphasis">Day 1 – The Word of Life</text:span></text:h>
      <text:list text:style-name="L36">
        <text:list-item>
          <text:p text:style-name="P36">The Bible is called the Word of Life because it brings us to Jesus. <text:span text:style-name="Strong_20_Emphasis">(True ✅)</text:span></text:p>
        </text:list-item>
        <text:list-item>
          <text:p text:style-name="P36">Reading with only the mind always gives life. <text:span text:style-name="Strong_20_Emphasis">(False ❌)</text:span></text:p>
        </text:list-item>
      </text:list>
      <text:h text:style-name="Heading_20_3" text:outline-level="3"><text:span text:style-name="Strong_20_Emphasis">Day 2 – Tasting the Word</text:span></text:h>
      <text:list text:style-name="L37">
        <text:list-item>
          <text:p text:style-name="P37">God’s Word is compared to milk, bread, and honey. <text:span text:style-name="Strong_20_Emphasis">(True ✅)</text:span></text:p>
        </text:list-item>
        <text:list-item>
          <text:p text:style-name="P37">The Bible is only for study, not for enjoyment. <text:span text:style-name="Strong_20_Emphasis">(False ❌)</text:span></text:p>
        </text:list-item>
      </text:list>
      <text:h text:style-name="Heading_20_3" text:outline-level="3"><text:span text:style-name="Strong_20_Emphasis">Day 3 – Pray-Reading</text:span></text:h>
      <text:list text:style-name="L38">
        <text:list-item>
          <text:p text:style-name="P38">Pray-reading means turning Bible verses into prayer. <text:span text:style-name="Strong_20_Emphasis">(True ✅)</text:span></text:p>
        </text:list-item>
        <text:list-item>
          <text:p text:style-name="P38">Only long, perfect prayers bring life. <text:span text:style-name="Strong_20_Emphasis">(False ❌)</text:span></text:p>
        </text:list-item>
      </text:list>
      <text:h text:style-name="Heading_20_3" text:outline-level="3"><text:span text:style-name="Strong_20_Emphasis">Day 4 – Breathing the Word</text:span></text:h>
      <text:list text:style-name="L39">
        <text:list-item>
          <text:p text:style-name="P39">The Bible is God’s breath—we breathe it in by prayer. <text:span text:style-name="Strong_20_Emphasis">(True ✅)</text:span></text:p>
        </text:list-item>
        <text:list-item>
          <text:p text:style-name="P39">Jesus said Scriptures and Himself are separate. <text:span text:style-name="Strong_20_Emphasis">(False ❌)</text:span></text:p>
        </text:list-item>
      </text:list>
      <text:h text:style-name="Heading_20_3" text:outline-level="3"><text:span text:style-name="Strong_20_Emphasis">Day 5 – Abiding Word</text:span></text:h>
      <text:list text:style-name="L40">
        <text:list-item>
          <text:p text:style-name="P40">When the Word abides in us, Christ abides in us. <text:span text:style-name="Strong_20_Emphasis">(True ✅)</text:span></text:p>
        </text:list-item>
        <text:list-item>
          <text:p text:style-name="P40">Striking the Bible only with our mind always catches fire. <text:span text:style-name="Strong_20_Emphasis">(False ❌)</text:span></text:p>
        </text:list-item>
      </text:list>
      <text:h text:style-name="Heading_20_3" text:outline-level="3"><text:span text:style-name="Strong_20_Emphasis">Day 6 – Washing Word</text:span></text:h>
      <text:list text:style-name="L41">
        <text:list-item>
          <text:p text:style-name="P41">The Word is living water that washes us inwardly. <text:span text:style-name="Strong_20_Emphasis">(True ✅)</text:span></text:p>
        </text:list-item>
        <text:list-item>
          <text:p text:style-name="P41">The blood of Christ and the water of the Word are exactly the same. <text:span text:style-name="Strong_20_Emphasis">(False ❌)</text:span></text:p>
        </text:list-item>
      </text:list>
      <text:p text:style-name="Horizontal_20_Line"/>
      <text:p text:style-name="Text_20_body">✨ This makes the review easy for leaders to check quickly, and for learners to confirm their understanding.</text:p>
      <text:p text:style-name="Text_20_body">Would you like me to <text:span text:style-name="Strong_20_Emphasis">package all 7 days (Week 3) into one continuous document</text:span> — like a Word file or study booklet — so it’s ready for teaching and distribution?</text:p>
      <text:h text:style-name="Heading_20_5" text:outline-level="5">You said:</text:h>
      <text:p text:style-name="Text_20_body">great - 2. we will now do the day 1 to 6 for signers</text:p>
      <text:h text:style-name="Heading_20_6" text:outline-level="6">ChatGPT said:</text:h>
      <text:p text:style-name="Text_20_body">Perfect 🙌 For signers, we’ll shift the <text:span text:style-name="Strong_20_Emphasis">tone and structure</text:span> a little:</text:p>
      <text:list text:style-name="L42">
        <text:list-item>
          <text:p text:style-name="P42">More <text:span text:style-name="Strong_20_Emphasis">visual storytelling</text:span>.</text:p>
        </text:list-item>
        <text:list-item>
          <text:p text:style-name="P42">Shorter sentences.</text:p>
        </text:list-item>
        <text:list-item>
          <text:p text:style-name="P42">Direct sign-cues (like “POINT-UP” for God, “HANDS-OPEN” for prayer).</text:p>
        </text:list-item>
        <text:list-item>
          <text:p text:style-name="P42"><text:soft-page-break/>Use <text:span text:style-name="Strong_20_Emphasis">figurative pictures</text:span> (food, breath, water, fire) that are easy to show in sign.</text:p>
        </text:list-item>
      </text:list>
      <text:p text:style-name="Text_20_body">Here’s <text:span text:style-name="Strong_20_Emphasis">Week 3 — Day 1 to Day 6 rewritten in signer script style</text:span>:</text:p>
      <text:p text:style-name="Horizontal_20_Line"/>
      <text:h text:style-name="Heading_20_1" text:outline-level="1">WEEK 3 — SIGNER SCRIPT</text:h>
      <text:p text:style-name="Text_20_body"><text:span text:style-name="Strong_20_Emphasis">Theme: The Word of Life and Pray-Reading the Word</text:span></text:p>
      <text:p text:style-name="Horizontal_20_Line"/>
      <text:h text:style-name="Heading_20_3" text:outline-level="3"><text:span text:style-name="Strong_20_Emphasis">Day 1 – The Word of Life</text:span></text:h>
      <text:p text:style-name="Text_20_body">📖 John 1:1; 1 John 1:1</text:p>
      <text:p text:style-name="Text_20_body">✋ Opening Thought:<text:line-break/>In beginning → Word. Word = Jesus. Jesus = Life.</text:p>
      <text:p text:style-name="Text_20_body">🙋 Story:<text:line-break/>Bible not same other books. Bible = Living Book. Why? Because Jesus is Living Word. When read Bible, not only black letters. Touch Jesus Himself.</text:p>
      <text:p text:style-name="Text_20_body">🌱 Example:<text:line-break/>LOOK picture of food (empty). EAT food (full). → Same with Bible.</text:p>
      <text:p text:style-name="Text_20_body">👐 Action:<text:line-break/>Read → PRAY: “O Lord Jesus, Word is Life!”</text:p>
      <text:p text:style-name="Horizontal_20_Line"/>
      <text:h text:style-name="Heading_20_3" text:outline-level="3"><text:span text:style-name="Strong_20_Emphasis">Day 2 – Tasting the Word</text:span></text:h>
      <text:p text:style-name="Text_20_body">📖 1 Peter 2:2–3; Matthew 4:4</text:p>
      <text:p text:style-name="Text_20_body">✋ Opening Thought:<text:line-break/>Baby need milk. We also need milk of Word.</text:p>
      <text:p text:style-name="Text_20_body">🙋 Story:<text:line-break/>Bible not only for study. Bible for taste. Taste Jesus! Jeremiah ate Word. Ezekiel ate Word. David said Word sweeter than honey.</text:p>
      <text:p text:style-name="Text_20_body">🌱 Example:<text:line-break/>Look bread → still hungry. Eat bread → full.</text:p>
      <text:p text:style-name="Text_20_body">👐 Action:<text:line-break/>Sign drinking milk 🥛. Sign eating bread 🍞. Smile → JOY.</text:p>
      <text:p text:style-name="Horizontal_20_Line"/>
      <text:h text:style-name="Heading_20_3" text:outline-level="3"><text:span text:style-name="Strong_20_Emphasis">Day 3 – Pray-Reading the Word</text:span></text:h>
      <text:p text:style-name="Text_20_body">📖 Ephesians 6:17–18; John 6:63</text:p>
      <text:p text:style-name="Text_20_body">✋ Opening Thought:<text:line-break/>Bible = prayer book. Not read only. Read + Pray = Pray-read.</text:p>
      <text:p text:style-name="Text_20_body"><text:soft-page-break/>🙋 Story:<text:line-break/>Before read → PRAY: “Lord, forgive me. Clean me.” Then open Bible. Not just study. Read and PRAY same time. Example: “Word was God. Amen! Word was Life.”</text:p>
      <text:p text:style-name="Text_20_body">🌱 Example:<text:line-break/>LOOK water in bottle → thirsty. DRINK water → refreshed.</text:p>
      <text:p text:style-name="Text_20_body">👐 Action:<text:line-break/>Hands open book 📖 → Lift hands 🙌 → Drink water 💧.</text:p>
      <text:p text:style-name="Horizontal_20_Line"/>
      <text:h text:style-name="Heading_20_3" text:outline-level="3"><text:span text:style-name="Strong_20_Emphasis">Day 4 – Breathing the Word</text:span></text:h>
      <text:p text:style-name="Text_20_body">📖 2 Timothy 3:16; John 5:39–40</text:p>
      <text:p text:style-name="Text_20_body">✋ Opening Thought:<text:line-break/>Bible = God’s Breath.</text:p>
      <text:p text:style-name="Text_20_body">🙋 Story:<text:line-break/>God breathe OUT Word. We breathe IN Word (prayer). If only read, no breathe, feel dead. Pray-read = breathe God inside.</text:p>
      <text:p text:style-name="Text_20_body">🌱 Example:<text:line-break/>Smell food only = still hungry. Eat food = life.</text:p>
      <text:p text:style-name="Text_20_body">👐 Action:<text:line-break/>Breathe out 💨. Breathe in 😮‍💨. Hands eating bread 🍞.</text:p>
      <text:p text:style-name="Horizontal_20_Line"/>
      <text:h text:style-name="Heading_20_3" text:outline-level="3"><text:span text:style-name="Strong_20_Emphasis">Day 5 – Abiding in the Word</text:span></text:h>
      <text:p text:style-name="Text_20_body">📖 John 15:4,7; Colossians 3:16</text:p>
      <text:p text:style-name="Text_20_body">✋ Opening Thought:<text:line-break/>Word live in us → Christ live in us.</text:p>
      <text:p text:style-name="Text_20_body">🙋 Story:<text:line-break/>Like match. Match has fire inside. Strike wrong place → no fire. Strike right place → fire comes. Bible same. Strike with mind → no fire. Strike with spirit → fire!</text:p>
      <text:p text:style-name="Text_20_body">🌱 Example:<text:line-break/>Say: “In beginning… Hallelujah Word!” → Spirit catch fire.</text:p>
      <text:p text:style-name="Text_20_body">👐 Action:<text:line-break/>Strike match 🔥 → Touch heart ❤️ → Sing hands 🎶.</text:p>
      <text:p text:style-name="Horizontal_20_Line"/>
      <text:h text:style-name="Heading_20_3" text:outline-level="3"><text:span text:style-name="Strong_20_Emphasis">Day 6 – Washed by the Word</text:span></text:h>
      <text:p text:style-name="Text_20_body">📖 Ephesians 5:18, 25–26</text:p>
      <text:p text:style-name="Text_20_body">✋ Opening Thought:<text:line-break/>Word = Living Water.</text:p>
      <text:p text:style-name="Text_20_body"><text:soft-page-break/>🙋 Story:<text:line-break/>Blood washes sin. Word washes spots, wrinkles. Inside washing → transformation. Like stones in river, water flow many years → smooth. Same with Word.</text:p>
      <text:p text:style-name="Text_20_body">🌱 Example:<text:line-break/>Soap = outside clean. Word water = inside clean.</text:p>
      <text:p text:style-name="Text_20_body">👐 Action:<text:line-break/>Wash face 💦. Point heart ❤️ with water flow. Open arms 🙌 “Amen.”</text:p>
      <text:p text:style-name="Horizontal_20_Line"/>
      <text:p text:style-name="Text_20_body">👉 Each day closes with <text:span text:style-name="Strong_20_Emphasis">reflection in sign</text:span>: point to self (THINK), hands write ✍ (answer question).</text:p>
      <text:p text:style-name="Horizontal_20_Line"/>
      <text:p text:style-name="Text_20_body">Would you like me to also add <text:span text:style-name="Strong_20_Emphasis">3 quick signer questions per day</text:span> (like “YES/NO” or “WH” style) so the script can be used for interactive teaching?</text:p>
      <text:h text:style-name="Heading_20_5" text:outline-level="5">You said:</text:h>
      <text:p text:style-name="Text_20_body">kool i need the one like the story form but for the interpreter</text:p>
      <text:h text:style-name="Heading_20_6" text:outline-level="6">ChatGPT said:</text:h>
      <text:p text:style-name="Text_20_body">Got it 👍 — you want the <text:span text:style-name="Strong_20_Emphasis">interpreter version</text:span>:</text:p>
      <text:list text:style-name="L43">
        <text:list-item>
          <text:p text:style-name="P43">Keep the <text:span text:style-name="Strong_20_Emphasis">story form style</text:span> (like we did Days 1–6 before).</text:p>
        </text:list-item>
        <text:list-item>
          <text:p text:style-name="P43">Written in <text:span text:style-name="Strong_20_Emphasis">easy English</text:span> but smooth and natural for voice interpreters to present.</text:p>
        </text:list-item>
        <text:list-item>
          <text:p text:style-name="P43">Still uses the <text:span text:style-name="Strong_20_Emphasis">figures (food, breath, fire, water, etc.)</text:span> but in <text:span text:style-name="Strong_20_Emphasis">flowing sentences</text:span> that work when spoken.</text:p>
        </text:list-item>
      </text:list>
      <text:p text:style-name="Text_20_body">Here’s <text:span text:style-name="Strong_20_Emphasis">Week 3 — Day 1 to Day 6 for Interpreters (Story Form)</text:span>:</text:p>
      <text:p text:style-name="Horizontal_20_Line"/>
      <text:h text:style-name="Heading_20_1" text:outline-level="1">WEEK 3 — INTERPRETER SCRIPT</text:h>
      <text:p text:style-name="Text_20_body"><text:span text:style-name="Strong_20_Emphasis">Theme: The Word of Life and Pray-Reading the Word</text:span></text:p>
      <text:p text:style-name="Horizontal_20_Line"/>
      <text:h text:style-name="Heading_20_3" text:outline-level="3"><text:span text:style-name="Strong_20_Emphasis">Day 1 – The Word of Life</text:span></text:h>
      <text:p text:style-name="Text_20_body">The Bible begins by telling us that in the beginning was the Word, and that Word is Jesus. He is not only God’s Word—He is also life itself.</text:p>
      <text:p text:style-name="Text_20_body">The Bible is unlike any other book. Many books give knowledge, but the Bible gives life. When we open its pages, we don’t just see black letters on white paper—we meet the living Christ.</text:p>
      <text:p text:style-name="Text_20_body">Some people read only with their minds, debating and analyzing, but this leaves them empty. Others read with their spirit, turning verses into prayer. That brings life and joy. Reading this way is like eating real food instead of only looking at it.</text:p>
      <text:p text:style-name="Horizontal_20_Line"/>
      <text:h text:style-name="Heading_20_3" text:outline-level="3"><text:soft-page-break/><text:span text:style-name="Strong_20_Emphasis">Day 2 – Tasting the Word</text:span></text:h>
      <text:p text:style-name="Text_20_body">A newborn baby does not study milk—it simply drinks. That is how it grows strong. In the same way, the Bible tells us to drink the milk of the Word.</text:p>
      <text:p text:style-name="Text_20_body">God’s Word is also compared to bread and honey. Jeremiah said, “Your words were found and I ate them.” David said, “Your Word is sweeter than honey.”</text:p>
      <text:p text:style-name="Text_20_body">When we taste the Word, it is not only knowledge—it becomes joy inside. Reading without tasting is like staring at food in a window. Reading with tasting is like eating the food and being satisfied.</text:p>
      <text:p text:style-name="Horizontal_20_Line"/>
      <text:h text:style-name="Heading_20_3" text:outline-level="3"><text:span text:style-name="Strong_20_Emphasis">Day 3 – Pray-Reading the Word</text:span></text:h>
      <text:p text:style-name="Text_20_body">The Bible is not just a book to study—it is also a book to pray.</text:p>
      <text:p text:style-name="Text_20_body">Before opening the Word, we can prepare our hearts with prayer: “Lord, forgive me. Cleanse me. Open my spirit to You.” This makes our hearts ready.</text:p>
      <text:p text:style-name="Text_20_body">Then we pray the verses as we read them: “In the beginning was the Word… Amen, Lord, You are the Word… The Word is God!” When we read and pray together, the words on the page become Spirit and life inside of us. It’s like drinking water instead of only looking at the bottle.</text:p>
      <text:p text:style-name="Horizontal_20_Line"/>
      <text:h text:style-name="Heading_20_3" text:outline-level="3"><text:span text:style-name="Strong_20_Emphasis">Day 4 – Breathing the Word</text:span></text:h>
      <text:p text:style-name="Text_20_body">The Bible says all Scripture is God-breathed. That means when we read the Bible, we are breathing in what God has breathed out.</text:p>
      <text:p text:style-name="Text_20_body">If we only read the letters, the Bible feels dry. But when we pray as we read, we inhale the Spirit of God. His Word becomes breath and life inside of us.</text:p>
      <text:p text:style-name="Text_20_body">Jesus warned the people of His day: they searched the Scriptures but refused to come to Him. We must not make that mistake. The Bible and Christ are one. When we read the Bible, we must also come to Jesus Himself.</text:p>
      <text:p text:style-name="Horizontal_20_Line"/>
      <text:h text:style-name="Heading_20_3" text:outline-level="3"><text:span text:style-name="Strong_20_Emphasis">Day 5 – Abiding in the Word</text:span></text:h>
      <text:p text:style-name="Text_20_body">Jesus said, “If you abide in Me and My words abide in you…” The way Christ abides in us is through His Word living in us.</text:p>
      <text:p text:style-name="Text_20_body">Think of a safety match. The fire is inside the tip. If you strike it on the wrong surface, nothing happens. If you strike it on the right place, the fire appears.</text:p>
      <text:p text:style-name="Text_20_body">The Bible is like that match. If we only use our minds, we get no fire. But if we use our spirit—pray-reading—the Word bursts into flame inside us. Even a short verse, prayed again and again, sets our heart on fire. And when our heart burns, we can’t help but sing with joy.</text:p>
      <text:p text:style-name="Horizontal_20_Line"/>
      <text:h text:style-name="Heading_20_3" text:outline-level="3"><text:soft-page-break/><text:span text:style-name="Strong_20_Emphasis">Day 6 – Washed by the Word</text:span></text:h>
      <text:p text:style-name="Text_20_body">Ephesians tells us to be filled in spirit and to be washed by the water of the Word.</text:p>
      <text:p text:style-name="Text_20_body">The blood of Christ washes away our sins, but the water of life washes away our old habits, our spots, and our wrinkles. This is an inward washing—a cleansing stream flowing inside us.</text:p>
      <text:p text:style-name="Text_20_body">Think of stones in a river. Over time, the flowing water smooths them. God’s Word does the same with us. It doesn’t just clean the outside—it transforms us inside.</text:p>
      <text:p text:style-name="Text_20_body">When the Word flows in us, our hearts are refreshed, our love for others grows, and our vision becomes clear. The Word becomes living water that renews us and gives us life.</text:p>
      <text:p text:style-name="Horizontal_20_Line"/>
      <text:p text:style-name="Text_20_body">👉 This interpreter version flows like a spoken story but still carries the <text:span text:style-name="Strong_20_Emphasis">figures and lessons</text:span> clearly for Deaf audiences.</text:p>
      <text:p text:style-name="Text_20_body">Would you like me to also add a <text:span text:style-name="Strong_20_Emphasis">short closing prayer line for each day</text:span> so interpreters can end the story smoothly?</text:p>
      <text:h text:style-name="Heading_20_5" text:outline-level="5">You said:</text:h>
      <text:p text:style-name="Text_20_body">now i need the short daily devotion with prayer day 1 to 7</text:p>
      <text:h text:style-name="Heading_20_6" text:outline-level="6">ChatGPT said:</text:h>
      <text:p text:style-name="Text_20_body">Perfect 🙌 Now let’s build <text:span text:style-name="Strong_20_Emphasis">short daily devotions with prayer (Day 1–7)</text:span>.<text:line-break/>Each devotion will be <text:span text:style-name="Strong_20_Emphasis">concise</text:span>:</text:p>
      <text:list text:style-name="L44">
        <text:list-item>
          <text:p text:style-name="P44">1–2 lines lesson in simple English.</text:p>
        </text:list-item>
        <text:list-item>
          <text:p text:style-name="P44">A short prayer (easy to sign/voice).</text:p>
        </text:list-item>
      </text:list>
      <text:p text:style-name="Horizontal_20_Line"/>
      <text:h text:style-name="Heading_20_1" text:outline-level="1">WEEK 3 — SHORT DEVOTIONS &amp; PRAYERS</text:h>
      <text:h text:style-name="Heading_20_3" text:outline-level="3"><text:span text:style-name="Strong_20_Emphasis">Day 1 – The Word of Life</text:span></text:h>
      <text:p text:style-name="Text_20_body">📖 <text:span text:style-name="Emphasis">John 1:1; 1 John 1:1</text:span><text:line-break/><text:span text:style-name="Strong_20_Emphasis">Devotion:</text:span> The Bible is the living Word. When I open it, I touch Jesus Himself.<text:line-break/><text:span text:style-name="Strong_20_Emphasis">Prayer:</text:span> “Lord Jesus, be the Word of life in me today. Amen.”</text:p>
      <text:p text:style-name="Horizontal_20_Line"/>
      <text:h text:style-name="Heading_20_3" text:outline-level="3"><text:span text:style-name="Strong_20_Emphasis">Day 2 – Tasting the Word</text:span></text:h>
      <text:p text:style-name="Text_20_body">📖 <text:span text:style-name="Emphasis">1 Peter 2:2–3; Matthew 4:4</text:span><text:line-break/><text:span text:style-name="Strong_20_Emphasis">Devotion:</text:span> God’s Word is milk, bread, and honey. When I read, I taste His goodness.<text:line-break/><text:span text:style-name="Strong_20_Emphasis">Prayer:</text:span> “Lord, feed me with Your Word. Make me grow strong in You.”</text:p>
      <text:p text:style-name="Horizontal_20_Line"/>
      <text:h text:style-name="Heading_20_3" text:outline-level="3"><text:soft-page-break/><text:span text:style-name="Strong_20_Emphasis">Day 3 – Pray-Reading the Word</text:span></text:h>
      <text:p text:style-name="Text_20_body">📖 <text:span text:style-name="Emphasis">Ephesians 6:17–18; John 6:63</text:span><text:line-break/><text:span text:style-name="Strong_20_Emphasis">Devotion:</text:span> Reading with prayer turns words into Spirit and life.<text:line-break/><text:span text:style-name="Strong_20_Emphasis">Prayer:</text:span> “Lord, teach me to pray-read. Fill me with Your Spirit as I read.”</text:p>
      <text:p text:style-name="Horizontal_20_Line"/>
      <text:h text:style-name="Heading_20_3" text:outline-level="3"><text:span text:style-name="Strong_20_Emphasis">Day 4 – Breathing the Word</text:span></text:h>
      <text:p text:style-name="Text_20_body">📖 <text:span text:style-name="Emphasis">2 Timothy 3:16; John 5:39–40</text:span><text:line-break/><text:span text:style-name="Strong_20_Emphasis">Devotion:</text:span> The Bible is God’s breath. When I pray, I breathe Him in.<text:line-break/><text:span text:style-name="Strong_20_Emphasis">Prayer:</text:span> “Lord, I breathe in Your Word. Be life to me today.”</text:p>
      <text:p text:style-name="Horizontal_20_Line"/>
      <text:h text:style-name="Heading_20_3" text:outline-level="3"><text:span text:style-name="Strong_20_Emphasis">Day 5 – Abiding in the Word</text:span></text:h>
      <text:p text:style-name="Text_20_body">📖 <text:span text:style-name="Emphasis">John 15:4,7; Colossians 3:16</text:span><text:line-break/><text:span text:style-name="Strong_20_Emphasis">Devotion:</text:span> When God’s Word lives in me, Christ Himself abides in me, and my spirit catches fire.<text:line-break/><text:span text:style-name="Strong_20_Emphasis">Prayer:</text:span> “Lord, let Your Word burn in my heart and fill me with joy.”</text:p>
      <text:p text:style-name="Horizontal_20_Line"/>
      <text:h text:style-name="Heading_20_3" text:outline-level="3"><text:span text:style-name="Strong_20_Emphasis">Day 6 – Washed by the Word</text:span></text:h>
      <text:p text:style-name="Text_20_body">📖 <text:span text:style-name="Emphasis">Ephesians 5:18, 25–26</text:span><text:line-break/><text:span text:style-name="Strong_20_Emphasis">Devotion:</text:span> God’s Word is living water that washes and renews me inside.<text:line-break/><text:span text:style-name="Strong_20_Emphasis">Prayer:</text:span> “Lord, wash me with Your Word. Make me clean and new today.”</text:p>
      <text:p text:style-name="Horizontal_20_Line"/>
      <text:h text:style-name="Heading_20_3" text:outline-level="3"><text:span text:style-name="Strong_20_Emphasis">Day 7 – Review</text:span></text:h>
      <text:p text:style-name="Text_20_body">📖 <text:span text:style-name="Emphasis">John 6:63</text:span><text:line-break/><text:span text:style-name="Strong_20_Emphasis">Devotion:</text:span> God’s Word is spirit and life—milk, bread, honey, breath, fire, and water for my soul.<text:line-break/><text:span text:style-name="Strong_20_Emphasis">Prayer:</text:span> “Lord, thank You for Your living Word. Help me live in it every da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5T21:34:22.301000000</meta:creation-date>
    <dc:date>2025-09-05T21:35:47.560000000</dc:date>
    <meta:editing-duration>PT1M25S</meta:editing-duration>
    <meta:editing-cycles>1</meta:editing-cycles>
    <meta:document-statistic meta:table-count="0" meta:image-count="0" meta:object-count="0" meta:page-count="24" meta:paragraph-count="363" meta:word-count="9146" meta:character-count="47522" meta:non-whitespace-character-count="38802"/>
    <meta:generator>EasyOffice/7.6.2.1.0$Windows_X86_64 LibreOffice_project/0bc4d647150f05f02b71ccb5539a4012b57f1faf</meta:generator>
  </office:meta>
</office:document-meta>
</file>